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937A0000813805420E38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bon-Roman" svg:font-family="Sabon-Roman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8.468cm" fo:margin-left="0.009cm" fo:margin-right="0.025cm" table:align="margins" style:writing-mode="lr-tb"/>
    </style:style>
    <style:style style:name="Table2.A" style:family="table-column">
      <style:table-column-properties style:column-width="2.672cm" style:rel-column-width="9482*"/>
    </style:style>
    <style:style style:name="Table2.B" style:family="table-column">
      <style:table-column-properties style:column-width="6.006cm" style:rel-column-width="21312*"/>
    </style:style>
    <style:style style:name="Table2.C" style:family="table-column">
      <style:table-column-properties style:column-width="2.434cm" style:rel-column-width="8637*"/>
    </style:style>
    <style:style style:name="Table2.D" style:family="table-column">
      <style:table-column-properties style:column-width="7.355cm" style:rel-column-width="26104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text-align="end" style:justify-single-word="false" style:text-autospace="none"/>
      <style:text-properties style:font-name="Arial" fo:font-size="10pt" style:font-name-asian="Sabon-Roman" style:font-size-asian="10pt" style:font-name-complex="Sabon-Roman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0pt" fo:font-weight="normal" style:font-name-asian="Sabon-Roman" style:font-size-asian="10pt" style:font-weight-asian="normal" style:font-name-complex="Sabon-Roman" style:font-size-complex="10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Arial" fo:font-size="10pt" style:font-name-asian="Sabon-Roman" style:font-size-asian="10pt" style:font-name-complex="Sabon-Roman" style:font-size-complex="10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text-position="0% 100%" style:font-name="Arial" fo:font-size="10pt" fo:language="fr" fo:country="FR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P9" style:family="paragraph" style:parent-style-name="Standard">
      <style:paragraph-properties fo:text-align="end" style:justify-single-word="false" style:text-autospace="none"/>
      <style:text-properties style:text-position="0% 100%" style:font-name="Arial" fo:font-size="10pt" style:font-name-asian="Sabon-Roman" style:font-size-asian="10pt" style:font-name-complex="Sabon-Roman" style:font-size-complex="10pt"/>
    </style:style>
    <style:style style:name="P10" style:family="paragraph" style:parent-style-name="Standard">
      <style:paragraph-properties fo:text-align="end" style:justify-single-word="false" style:text-autospace="none"/>
      <style:text-properties style:text-position="sub 58%" style:font-name="Arial" fo:font-size="10pt" style:font-name-asian="Sabon-Roman" style:font-size-asian="10pt" style:font-name-complex="Sabon-Roman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b3b3b3" style:font-name="Arial" fo:font-size="10pt" style:font-name-asian="Sabon-Roman" style:font-size-asian="10pt" style:font-name-complex="Sabon-Roman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fo:color="#999999" style:font-name="Arial" fo:font-size="10.5pt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shadow="none" style:text-autospace="none"/>
      <style:text-properties style:font-name="Arial" fo:font-size="10pt" style:font-name-asian="Times New Roman1" style:font-size-asian="10pt" style:font-name-complex="Times New Roman1" style:font-size-complex="10p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style:shadow="none" style:text-autospace="non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style:shadow="none" style:text-autospace="none"/>
      <style:text-properties fo:color="#999999" style:font-name="Arial" fo:font-size="8pt" style:font-name-asian="Times New Roman1" style:font-size-asian="8pt" style:font-name-complex="Times New Roman1" style:font-size-complex="8pt"/>
    </style:style>
    <style:style style:name="P16" style:family="paragraph" style:parent-style-name="Standard">
      <style:paragraph-properties fo:margin-top="0cm" fo:margin-bottom="0cm" style:contextual-spacing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.499cm" style:contextual-spacing="false" fo:text-align="center" style:justify-single-word="false" style:text-autospace="none"/>
      <style:text-properties style:font-name="Arial"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 style:list-style-name="L1">
      <style:paragraph-properties fo:text-align="start" style:justify-single-word="false" style:text-autospace="none"/>
      <style:text-properties style:font-name="Arial" fo:font-size="10pt" style:font-name-asian="Times New Roman1" style:font-size-asian="10pt" style:font-name-complex="Times New Roman1" style:font-size-complex="10pt"/>
    </style:style>
    <style:style style:name="P19" style:family="paragraph" style:parent-style-name="Standard" style:list-style-name="L1">
      <style:paragraph-properties fo:text-align="start" style:justify-single-word="false" style:text-autospace="none"/>
      <style:text-properties style:font-name="Arial" fo:font-size="10pt" style:font-size-asian="10pt" style:font-size-complex="10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-asian="Times New Roman1" style:font-name-complex="Times New Roman1"/>
    </style:style>
    <style:style style:name="T3" style:family="text">
      <style:text-properties style:text-position="sub 58%" fo:language="fr" fo:country="FR" fo:font-style="normal" style:font-name-asian="Times New Roman1" style:font-style-asian="normal" style:font-name-complex="Times New Roman1" style:font-style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-asian="Times New Roman1" style:font-name-complex="Times New Roman1"/>
    </style:style>
    <style:style style:name="T6" style:family="text">
      <style:text-properties style:text-position="super 58%" fo:language="fr" fo:country="FR" fo:font-style="normal" style:font-name-asian="Times New Roman1" style:font-style-asian="normal" style:font-name-complex="Times New Roman1" style:font-style-complex="normal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style:text-position="0% 100%"/>
    </style:style>
    <style:style style:name="T9" style:family="text">
      <style:text-properties style:text-position="0% 100%" fo:language="fr" fo:country="FR" fo:font-style="normal" style:font-name-asian="Times New Roman1" style:font-style-asian="normal" style:font-name-complex="Times New Roman1" style:font-style-complex="normal"/>
    </style:style>
    <style:style style:name="T10" style:family="text">
      <style:text-properties officeooo:rsid="001878a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</text:list-level-style-number>
      <text:list-level-style-number text:level="2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.709cm" fo:text-indent="-0.439cm" fo:margin-left="1.7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xercices <text:span text:style-name="T10">d’entraînement</text:span></text:p>
      <text:p text:style-name="P17">OXYDOREDUCTION</text:p>
      <text:p text:style-name="P16">Demi-équations</text:p>
      <text:p text:style-name="P14">Écrire ci-dessous les demi-équations des couples suivants 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/>
            <text:p text:style-name="P3">H<text:span text:style-name="T4">+</text:span>/H<text:span text:style-name="T1">2</text:span><text:span text:style-name="T8"> :</text:span></text:p>
            <text:p text:style-name="P9"/>
            <text:p text:style-name="P10"/>
            <text:p text:style-name="P3">I<text:span text:style-name="T1">2</text:span>/I<text:span text:style-name="T4">-</text:span><text:span text:style-name="T8"> :</text:span></text:p>
            <text:p text:style-name="P9"/>
            <text:p text:style-name="P9"/>
            <text:p text:style-name="P3"><text:span text:style-name="T8">Cl</text:span><text:span text:style-name="T1">2</text:span><text:span text:style-name="T8">/Cl</text:span><text:span text:style-name="T4">-</text:span><text:span text:style-name="T8"> :</text:span></text:p>
            <text:p text:style-name="P9"/>
          </table:table-cell>
          <table:table-cell table:style-name="Table2.A1" office:value-type="string">
            <text:p text:style-name="P11"/>
            <text:p text:style-name="P11">...........................................................</text:p>
            <text:p text:style-name="P11"/>
            <text:p text:style-name="P11"/>
            <text:p text:style-name="P11">...........................................................</text:p>
            <text:p text:style-name="P11"/>
            <text:p text:style-name="P11"/>
            <text:p text:style-name="P11">...........................................................</text:p>
          </table:table-cell>
          <table:table-cell table:style-name="Table2.A1" office:value-type="string">
            <text:p text:style-name="P7"/>
            <text:p text:style-name="P7">S<text:span text:style-name="T1">4</text:span>O<text:span text:style-name="T1">6</text:span><text:span text:style-name="T4">2–</text:span>/S<text:span text:style-name="T1">2</text:span>O<text:span text:style-name="T1">3</text:span><text:span text:style-name="T4">2–</text:span><text:span text:style-name="T8"> :</text:span></text:p>
            <text:p text:style-name="P8"/>
            <text:p text:style-name="P8"/>
            <text:p text:style-name="P7"><text:span text:style-name="T9">MnO</text:span><text:span text:style-name="T3">4</text:span><text:span text:style-name="T6">-</text:span><text:span text:style-name="T9">/Mn</text:span><text:span text:style-name="T6">2+ </text:span><text:span text:style-name="T9">:</text:span></text:p>
            <text:p text:style-name="P8"/>
            <text:p text:style-name="P8"/>
            <text:p text:style-name="P7"><text:span text:style-name="T9">NO</text:span><text:span text:style-name="T3">3</text:span><text:span text:style-name="T6">-</text:span><text:span text:style-name="T9">/N</text:span><text:span text:style-name="T3">2</text:span><text:span text:style-name="T9"> :</text:span></text:p>
          </table:table-cell>
          <table:table-cell table:style-name="Table2.A1" office:value-type="string">
            <text:p text:style-name="P11"/>
            <text:p text:style-name="P11">........................................................................</text:p>
            <text:p text:style-name="P11"/>
            <text:p text:style-name="P11"/>
            <text:p text:style-name="P11">........................................................................</text:p>
            <text:p text:style-name="P11"/>
            <text:p text:style-name="P11"/>
            <text:p text:style-name="P11">........................................................................</text:p>
          </table:table-cell>
        </table:table-row>
      </table:table>
      <text:p text:style-name="P4"/>
      <text:p text:style-name="P4"/>
      <text:p text:style-name="P5">Ions dichromates</text:p>
      <text:p text:style-name="P2">Les ions dichromates orangés constituent l’oxydant du couple Cr<text:span text:style-name="T1">2</text:span>O<text:span text:style-name="T1">7</text:span><text:span text:style-name="T4">2-</text:span>/Cr<text:span text:style-name="T4">3+</text:span>. Ces ions réagissent avec une solution aqueuse de dioxyde de soufre SO<text:span text:style-name="T1">2</text:span> en produisant des ions chrome Cr<text:span text:style-name="T4">3+</text:span> verts et des ions sulfates SO<text:span text:style-name="T1">4</text:span><text:span text:style-name="T4">2-</text:span>.</text:p>
      <text:list xml:id="list6092136450564663205" text:style-name="L1">
        <text:list-item>
          <text:p text:style-name="P18">A quel couple appartient le dioxyde de soufre dissous ? </text:p>
        </text:list-item>
        <text:list-item>
          <text:p text:style-name="P18">Écrire la demi-équation correspondante en milieu acide.</text:p>
        </text:list-item>
        <text:list-item>
          <text:p text:style-name="P19"><text:span text:style-name="T7">Écrire la demi-équation associée au couple Cr</text:span><text:span text:style-name="T2">2</text:span><text:span text:style-name="T7">O</text:span><text:span text:style-name="T2">7</text:span><text:span text:style-name="T5">2-</text:span><text:span text:style-name="T7">/Cr</text:span><text:span text:style-name="T5">3+</text:span><text:span text:style-name="T7"> en milieu acide.</text:span></text:p>
        </text:list-item>
        <text:list-item>
          <text:p text:style-name="P18">En déduire l’équation de la réaction entre les ions dichromates et le dioxyde de soufre.</text:p>
        </text:list-item>
      </text:list>
      <text:p text:style-name="P2"/>
      <text:p text:style-name="P2"/>
      <text:p text:style-name="P6">REPONSES</text:p>
      <text:p text:style-name="P1"/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<text:soft-page-break/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5">..........................................................................................................................................................................................................................................</text:p>
      <text:p text:style-name="P13"><text:soft-page-break/><draw:frame draw:style-name="fr1" draw:name="graphics3" text:anchor-type="as-char" svg:width="18.501cm" svg:height="16.21cm" draw:z-index="0"><draw:image xlink:href="Pictures/200000070000937A0000813805420E38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Sabon-Roman" svg:font-family="Sabon-Roman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9T12:15:12.53</meta:creation-date>
    <dc:date>2014-05-21T08:25:22.549000000</dc:date>
    <meta:editing-duration>PT1H36M48S</meta:editing-duration>
    <meta:editing-cycles>5</meta:editing-cycles>
    <meta:generator>LibreOffice/4.1.4.2$Windows_x86 LibreOffice_project/0a0440ccc0227ad9829de5f46be37cfb6edcf72</meta:generator>
    <meta:document-statistic meta:table-count="1" meta:image-count="1" meta:object-count="0" meta:page-count="3" meta:paragraph-count="113" meta:word-count="202" meta:character-count="21906" meta:non-whitespace-character-count="21820"/>
  </office:meta>
</office:document-meta>
</file>